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1_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 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pikeman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2_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3_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2|knows_power_draw_2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4_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3|knows_power_draw_3|knows_power_strike_3|knows_ironflesh_3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5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7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itm_arnor_swor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recruit_bad, itm_rohan_recruit, itm_rohan_recruit_good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mail_good, itm_rohan_rider_bad, itm_rohan_ride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mail_good, itm_rohan_rider_bad, itm_rohan_rider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mail_good, itm_rohan_rider_bad, itm_rohan_rider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_good,itm_rohan_scale_bad, itm_rohan_scale, itm_rohan_scale_good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_good,itm_rohan_scale_bad, itm_rohan_scale, itm_rohan_scale_good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rider,itm_rohan_rider_good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rider,itm_rohan_rider_good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mail_good,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mail_good,itm_rohan_rider,itm_rohan_rider_good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mail_good,itm_rohan_rider,itm_rohan_rider_good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</text:p>
          </table:table-cell>
          <table:table-cell table:style-name="ce15" office:value-type="string" calcext:value-type="string">
            <text:p>itm_rohan_guard_bad, itm_rohan_guard, 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duseld&quot;,&quot;Wardens_of_Meduseld&quot;,tf_rohan| tfg_shield| tfg_armor| tfg_helm| tfg_boots,0,0,fac_rohan,[itm_rohan_inf_helmet_b_lordly,itm_rohan_guard_bad, itm_rohan_guard, 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duseld","Wardens_of_Meduseld",tf_rohan| tfg_shield| tfg_armor| tfg_helm| tfg_boots,0,0,fac_rohan,[itm_rohan_inf_helmet_b_lordly,itm_rohan_guard_bad, itm_rohan_guard, 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itm_rohan_light_helmet_b_good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rohan_light_greaves,itm_leather_boot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rohan_light_greaves,itm_leather_boot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a_good,itm_rohan_light_helmet_a_good,itm_rohan_surcoat_bad,itm_rohan_surcoat,itm_rohan_surcoat_good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a_good,itm_rohan_light_helmet_a_good,itm_rohan_surcoat_bad,itm_rohan_surcoat,itm_rohan_surcoat_good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 itm_rohan_rider_bad, itm_rohan_rider,itm_rohan_rider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archer_helmet_a, itm_rohan_archer_helmet_b,itm_rohan_inf_helmet_a_bad, itm_rohan_inf_helmet_b_bad, <text:s/>itm_rohan_rider_bad, itm_rohan_rider,itm_rohan_rider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scale_bad, itm_rohan_scale, itm_rohan_scale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archer_helmet_b_good, itm_rohan_inf_helmet_a, itm_rohan_inf_helmet_b,itm_rohan_scale_bad, itm_rohan_scale, itm_rohan_scale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guard_bad, itm_rohan_guard, 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inf_helmet_b_good,itm_rohan_guard_bad, itm_rohan_guard, 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inf_helmet_b_good,itm_rohan_guard_bad, itm_rohan_guard, 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_good,</text:p>
          </table:table-cell>
          <table:table-cell table:style-name="ce15" office:value-type="string" calcext:value-type="string">
            <text:p>itm_rohan_guard_bad, itm_rohan_guard, 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archer_helmet_c_good,itm_rohan_guard_bad, itm_rohan_guard, 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archer_helmet_c_good,itm_rohan_guard_bad, itm_rohan_guard, 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itm_rohan_light_helmet_b_good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light_helmet_b_good,itm_rohan_recruit_good, itm_rohan_leather_bad, itm_rohan_leather,itm_rohan_leather_good, 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light_helmet_b_good,itm_rohan_recruit_good, itm_rohan_leather_bad, itm_rohan_leather,itm_rohan_leather_good, 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2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" calcext:value-type="string">
            <text:p>["corsair_marauder","Swordsman_of_Umbar","Swordsmen_of_Umbar"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" calcext:value-type="string">
            <text:p>["corsair_veteran_marauder","Veteran_Swordsman_of_Umbar","Veteran_Swordsmen_of_Umbar"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" calcext:value-type="string">
            <text:p>["corsair_elite_marauder","Corsair_Swordmaster","Corsair_Swordmasters"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4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throwing_arrow, <text:s text:c="2"/>itm_orc_throwing_axes,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armored_3a,itm_wargarmored_3a,itm_warg_reward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.00.0000</text:date>, <text:time style:data-style-name="N2" text:time-value="13:03:10.1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12-11T13:49:22.636000000</dc:date>
    <meta:editing-duration>P1DT10H39M9S</meta:editing-duration>
    <meta:editing-cycles>159</meta:editing-cycles>
    <meta:document-statistic meta:table-count="2" meta:cell-count="6660" meta:object-count="0"/>
  </office:meta>
</office:document-meta>
</file>